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3a01a"/>
    </style:style>
    <style:style style:name="T1" style:family="text">
      <style:text-properties officeooo:rsid="0003a0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finição do proje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 Soares</meta:initial-creator>
    <meta:creation-date>2013-09-26T22:22:00</meta:creation-date>
    <dc:date>2013-09-26T22:23:06</dc:date>
    <dc:creator>André Soares</dc:cre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20" meta:non-whitespace-character-count="18"/>
    <meta:generator>LibreOffice/4.0.2.2$Linux_x86 LibreOffice_project/400m0$Build-2</meta:generator>
  </office:meta>
</office:document-meta>
</file>